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0.353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2.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798cm" svg:height="7.583cm" svg:x="0.432cm" svg:y="5.531cm">
            <draw:object draw:notify-on-update-of-ranges="Sheet1.B5:Sheet1.D5 Sheet1.B6:Sheet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444cm" svg:height="5.512cm" svg:x="8.624cm" svg:y="5.645cm">
            <draw:object draw:notify-on-update-of-ranges="Sheet1.R29:Sheet1.T29 Sheet1.R30:Sheet1.T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484cm" svg:height="6.661cm" svg:x="8.702cm" svg:y="11.439cm">
            <draw:object draw:notify-on-update-of-ranges="Sheet1.R34:Sheet1.T34 Sheet1.R35:Sheet1.T3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3"/>
          <table:table-cell table:formula="of:=([.B2]+[.C2]+[.D2])/3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formula="of:=([.B3]+[.C3]+[.D3])/3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X – mean</text:p>
          </table:table-cell>
          <table:table-cell table:number-columns-repeated="25"/>
        </table:table-row>
        <table:table-row table:style-name="ro1">
          <table:table-cell/>
          <table:table-cell table:style-name="ce1" table:formula="of:=[.B2]-[.$F2]" office:value-type="float" office:value="-3" calcext:value-type="float">
            <text:p>-3</text:p>
          </table:table-cell>
          <table:table-cell table:style-name="ce1" table:formula="of:=[.C2]-[.$F2]" office:value-type="float" office:value="0" calcext:value-type="float">
            <text:p>0</text:p>
          </table:table-cell>
          <table:table-cell table:style-name="ce1" table:formula="of:=[.D2]-[.$F2]" office:value-type="float" office:value="3" calcext:value-type="float">
            <text:p>3</text:p>
          </table:table-cell>
          <table:table-cell table:style-name="ce3"/>
          <table:table-cell table:number-columns-repeated="22"/>
        </table:table-row>
        <table:table-row table:style-name="ro1">
          <table:table-cell/>
          <table:table-cell table:style-name="ce1" table:formula="of:=[.B3]-[.$F3]" office:value-type="float" office:value="-1" calcext:value-type="float">
            <text:p>-1</text:p>
          </table:table-cell>
          <table:table-cell table:style-name="ce1" table:formula="of:=[.C3]-[.$F3]" office:value-type="float" office:value="5" calcext:value-type="float">
            <text:p>5</text:p>
          </table:table-cell>
          <table:table-cell table:style-name="ce1" table:formula="of:=[.D3]-[.$F3]" office:value-type="float" office:value="-4" calcext:value-type="float">
            <text:p>-4</text:p>
          </table:table-cell>
          <table:table-cell table:style-name="ce3"/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X – mean</text:p>
          </table:table-cell>
          <table:table-cell table:number-columns-repeated="3"/>
          <table:table-cell office:value-type="string" calcext:value-type="string">
            <text:p>(X – mean)^T</text:p>
          </table:table-cell>
          <table:table-cell table:number-columns-repeated="2"/>
          <table:table-cell office:value-type="string" calcext:value-type="string">
            <text:p>var. cov. Matrix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^T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(1/3) * </text:p>
          </table:table-cell>
          <table:table-cell table:style-name="ce1" table:formula="of:=[$Sheet1.$B$5]" office:value-type="float" office:value="-3" calcext:value-type="float">
            <text:p>-3</text:p>
          </table:table-cell>
          <table:table-cell table:style-name="ce1" table:formula="of:=[$Sheet1.$C$5]" office:value-type="float" office:value="0" calcext:value-type="float">
            <text:p>0</text:p>
          </table:table-cell>
          <table:table-cell table:style-name="ce1" table:formula="of:=[$Sheet1.$D$5]"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style-name="ce5" table:formula="of:=[$Sheet1.$H$9]" office:value-type="float" office:value="-3" calcext:value-type="float">
            <text:p>-3</text:p>
          </table:table-cell>
          <table:table-cell table:style-name="ce6" table:formula="of:=[$Sheet1.$H$10]"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table:style-name="ce7" table:formula="of:=([.$H9]*[.L$9]+[.$I9]*[.L$10]+[.$J9]*[.L$11])/3" office:value-type="float" office:value="6" calcext:value-type="float">
            <text:p>6</text:p>
          </table:table-cell>
          <table:table-cell table:style-name="ce9" table:formula="of:=([.$H9]*[.M$9]+[.$I9]*[.M$10]+[.$J9]*[.M$11])/3" office:value-type="float" office:value="-3" calcext:value-type="float">
            <text:p>-3</text:p>
          </table:table-cell>
          <table:table-cell office:value-type="string" calcext:value-type="string">
            <text:p>=</text:p>
          </table:table-cell>
          <table:table-cell table:style-name="ce7" table:formula="of:=[.R12]/[.$R$16]" office:value-type="float" office:value="0.948683298050514" calcext:value-type="float">
            <text:p>0.9486832981</text:p>
          </table:table-cell>
          <table:table-cell table:style-name="ce9" table:formula="of:=[.S12]/[.$R$16]" office:value-type="float" office:value="-0.316227766016838" calcext:value-type="float">
            <text:p>-0.316227766</text:p>
          </table:table-cell>
          <table:table-cell office:value-type="string" calcext:value-type="string">
            <text:p>*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style-name="ce7" table:formula="of:=[.X12]/[.$R$16]" office:value-type="float" office:value="0.948683298050514" calcext:value-type="float">
            <text:p>0.9486832981</text:p>
          </table:table-cell>
          <table:table-cell table:style-name="ce9" table:formula="of:=[.Y12]/[.$R$16]" office:value-type="float" office:value="0.316227766016838" calcext:value-type="float">
            <text:p>0.31622776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table:formula="of:=[$Sheet1.$B$6]" office:value-type="float" office:value="-1" calcext:value-type="float">
            <text:p>-1</text:p>
          </table:table-cell>
          <table:table-cell table:style-name="ce2" table:formula="of:=[$Sheet1.$C$6]" office:value-type="float" office:value="5" calcext:value-type="float">
            <text:p>5</text:p>
          </table:table-cell>
          <table:table-cell table:style-name="ce2" table:formula="of:=[$Sheet1.$D$6]" office:value-type="float" office:value="-4" calcext:value-type="float">
            <text:p>-4</text:p>
          </table:table-cell>
          <table:table-cell/>
          <table:table-cell table:style-name="ce5" table:formula="of:=[$Sheet1.$I$9]" office:value-type="float" office:value="0" calcext:value-type="float">
            <text:p>0</text:p>
          </table:table-cell>
          <table:table-cell table:style-name="ce6" table:formula="of:=[$Sheet1.$I$10]" office:value-type="float" office:value="5" calcext:value-type="float">
            <text:p>5</text:p>
          </table:table-cell>
          <table:table-cell/>
          <table:table-cell table:style-name="ce8" table:formula="of:=([.$H10]*[.L$9]+[.$I10]*[.L$10]+[.$J10]*[.L$11])/3" office:value-type="float" office:value="-3" calcext:value-type="float">
            <text:p>-3</text:p>
          </table:table-cell>
          <table:table-cell table:style-name="ce10" table:formula="of:=([.$H10]*[.M$9]+[.$I10]*[.M$10]+[.$J10]*[.M$11])/3" office:value-type="float" office:value="14" calcext:value-type="float">
            <text:p>14</text:p>
          </table:table-cell>
          <table:table-cell/>
          <table:table-cell table:style-name="ce8" table:formula="of:=[.R13]/[.$R$16]" office:value-type="float" office:value="0.316227766016838" calcext:value-type="float">
            <text:p>0.316227766</text:p>
          </table:table-cell>
          <table:table-cell table:style-name="ce10" table:formula="of:=[.S13]/[.$R$16]" office:value-type="float" office:value="0.948683298050514" calcext:value-type="float">
            <text:p>0.948683298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style-name="ce8" table:formula="of:=[.X13]/[.$R$16]" office:value-type="float" office:value="-0.316227766016838" calcext:value-type="float">
            <text:p>-0.316227766</text:p>
          </table:table-cell>
          <table:table-cell table:style-name="ce10" table:formula="of:=[.Y13]/[.$R$16]" office:value-type="float" office:value="0.948683298050514" calcext:value-type="float">
            <text:p>0.9486832981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5" table:formula="of:=[$Sheet1.$J$9]" office:value-type="float" office:value="3" calcext:value-type="float">
            <text:p>3</text:p>
          </table:table-cell>
          <table:table-cell table:style-name="ce6" table:formula="of:=[$Sheet1.$J$10]" office:value-type="float" office:value="-4" calcext:value-type="float">
            <text:p>-4</text:p>
          </table:table-cell>
          <table:table-cell table:number-columns-repeated="14"/>
        </table:table-row>
        <table:table-row table:style-name="ro1"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7"/>
          <table:table-cell office:value-type="string" calcext:value-type="string">
            <text:p>Sqrt(10)</text:p>
          </table:table-cell>
          <table:table-cell table:number-columns-repeated="9"/>
        </table:table-row>
        <table:table-row table:style-name="ro1">
          <table:table-cell table:number-columns-repeated="17"/>
          <table:table-cell table:formula="of:=SQRT(10)" office:value-type="float" office:value="3.16227766016838" calcext:value-type="float">
            <text:p>3.1622776602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7"/>
          <table:table-cell office:value-type="string" calcext:value-type="string">
            <text:p>P_PCA</text:p>
          </table:table-cell>
          <table:table-cell table:number-columns-repeated="2"/>
          <table:table-cell office:value-type="string" calcext:value-type="string">
            <text:p>D^(-1/2)</text:p>
          </table:table-cell>
          <table:table-cell table:number-columns-repeated="2"/>
          <table:table-cell office:value-type="string" calcext:value-type="string">
            <text:p>E^T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7" table:formula="of:=[.$U19]*[.X$19]+[.$V19]*[.X$20]" office:value-type="float" office:value="0.424264068711929" calcext:value-type="float">
            <text:p>0.4242640687</text:p>
          </table:table-cell>
          <table:table-cell table:style-name="ce9" table:formula="of:=[.$U19]*[.Y$19]+[.$V19]*[.Y$20]" office:value-type="float" office:value="0.14142135623731" calcext:value-type="float">
            <text:p>0.1414213562</text:p>
          </table:table-cell>
          <table:table-cell office:value-type="string" calcext:value-type="string">
            <text:p>=</text:p>
          </table:table-cell>
          <table:table-cell table:style-name="ce7" table:formula="of:=1/SQRT([.U9])" office:value-type="float" office:value="0.447213595499958" calcext:value-type="float">
            <text:p>0.447213595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style-name="ce7" table:formula="of:=[.X9]" office:value-type="float" office:value="0.948683298050514" calcext:value-type="float">
            <text:p>0.9486832981</text:p>
          </table:table-cell>
          <table:table-cell table:style-name="ce9" table:formula="of:=[.Y9]" office:value-type="float" office:value="0.316227766016838" calcext:value-type="float">
            <text:p>0.316227766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8" table:formula="of:=[.$U20]*[.X$19]+[.$V20]*[.X$20]" office:value-type="float" office:value="-0.0816496580927726" calcext:value-type="float">
            <text:p>-0.0816496581</text:p>
          </table:table-cell>
          <table:table-cell table:style-name="ce10" table:formula="of:=[.$U20]*[.Y$19]+[.$V20]*[.Y$20]" office:value-type="float" office:value="0.244948974278318" calcext:value-type="float">
            <text:p>0.244948974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10" table:formula="of:=1/SQRT([.V10])" office:value-type="float" office:value="0.258198889747161" calcext:value-type="float">
            <text:p>0.2581988897</text:p>
          </table:table-cell>
          <table:table-cell/>
          <table:table-cell table:style-name="ce8" table:formula="of:=[.X10]" office:value-type="float" office:value="-0.316227766016838" calcext:value-type="float">
            <text:p>-0.316227766</text:p>
          </table:table-cell>
          <table:table-cell table:style-name="ce10" table:formula="of:=[.Y10]" office:value-type="float" office:value="0.948683298050514" calcext:value-type="float">
            <text:p>0.9486832981</text:p>
          </table:table-cell>
          <table:table-cell table:number-columns-repeated="2"/>
        </table:table-row>
        <table:table-row table:style-name="ro1">
          <table:table-cell table:number-columns-repeated="17"/>
          <table:table-cell table:formula="of:=&quot;={&quot;&amp;[.R19]&amp;&quot;f, &quot;&amp;[.R20]&amp;&quot;f, &quot;&amp;[.S19]&amp;&quot;f, &quot;&amp;[.S20]&amp;&quot;f};&quot;" office:value-type="string" office:string-value="={0.424264068711929f, -0.0816496580927726f, 0.14142135623731f, 0.244948974278318f};" calcext:value-type="string">
            <text:p>={0.424264068711929f, -0.0816496580927726f, 0.14142135623731f, 0.244948974278318f};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7"/>
          <table:table-cell office:value-type="string" calcext:value-type="string">
            <text:p>P_ZCA</text:p>
          </table:table-cell>
          <table:table-cell table:number-columns-repeated="2"/>
          <table:table-cell table:formula="of:=[$Sheet1.$R$8]" office:value-type="string" office:string-value="E" calcext:value-type="string">
            <text:p>E</text:p>
          </table:table-cell>
          <table:table-cell table:number-columns-repeated="2"/>
          <table:table-cell office:value-type="string" calcext:value-type="string">
            <text:p>D^(-1/2) * E^T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7" table:formula="of:=[.$U24]*[.X$24]+[.$V24]*[.X$25]" office:value-type="float" office:value="0.428312124924678" calcext:value-type="float">
            <text:p>0.4283121249</text:p>
          </table:table-cell>
          <table:table-cell table:style-name="ce9" table:formula="of:=[.$U24]*[.Y$24]+[.$V24]*[.Y$25]" office:value-type="float" office:value="0.0567044117258391" calcext:value-type="float">
            <text:p>0.0567044117</text:p>
          </table:table-cell>
          <table:table-cell office:value-type="string" calcext:value-type="string">
            <text:p>=</text:p>
          </table:table-cell>
          <table:table-cell table:style-name="ce7" table:formula="of:=[$Sheet1.$R$9]" office:value-type="float" office:value="0.948683298050514" calcext:value-type="float">
            <text:p>0.9486832981</text:p>
          </table:table-cell>
          <table:table-cell table:style-name="ce9" table:formula="of:=[$Sheet1.$S$9]" office:value-type="float" office:value="-0.316227766016838" calcext:value-type="float">
            <text:p>-0.316227766</text:p>
          </table:table-cell>
          <table:table-cell office:value-type="string" calcext:value-type="string">
            <text:p>*</text:p>
          </table:table-cell>
          <table:table-cell table:style-name="ce7" table:formula="of:=[$Sheet1.$R$19]" office:value-type="float" office:value="0.424264068711929" calcext:value-type="float">
            <text:p>0.4242640687</text:p>
          </table:table-cell>
          <table:table-cell table:style-name="ce9" table:formula="of:=[$Sheet1.$S$19]" office:value-type="float" office:value="0.14142135623731" calcext:value-type="float">
            <text:p>0.1414213562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8" table:formula="of:=[.$U25]*[.X$24]+[.$V25]*[.X$25]" office:value-type="float" office:value="0.0567044117258391" calcext:value-type="float">
            <text:p>0.0567044117</text:p>
          </table:table-cell>
          <table:table-cell table:style-name="ce10" table:formula="of:=[.$U25]*[.Y$24]+[.$V25]*[.Y$25]" office:value-type="float" office:value="0.277100360322441" calcext:value-type="float">
            <text:p>0.2771003603</text:p>
          </table:table-cell>
          <table:table-cell/>
          <table:table-cell table:style-name="ce8" table:formula="of:=[$Sheet1.$R$10]" office:value-type="float" office:value="0.316227766016838" calcext:value-type="float">
            <text:p>0.316227766</text:p>
          </table:table-cell>
          <table:table-cell table:style-name="ce10" table:formula="of:=[$Sheet1.$S$10]" office:value-type="float" office:value="0.948683298050514" calcext:value-type="float">
            <text:p>0.9486832981</text:p>
          </table:table-cell>
          <table:table-cell/>
          <table:table-cell table:style-name="ce8" table:formula="of:=[$Sheet1.$R$20]" office:value-type="float" office:value="-0.0816496580927726" calcext:value-type="float">
            <text:p>-0.0816496581</text:p>
          </table:table-cell>
          <table:table-cell table:style-name="ce10" table:formula="of:=[$Sheet1.$S$20]" office:value-type="float" office:value="0.244948974278318" calcext:value-type="float">
            <text:p>0.2449489743</text:p>
          </table:table-cell>
          <table:table-cell table:number-columns-repeated="2"/>
        </table:table-row>
        <table:table-row table:style-name="ro1">
          <table:table-cell table:number-columns-repeated="17"/>
          <table:table-cell table:formula="of:=&quot;={&quot;&amp;[.R24]&amp;&quot;f, &quot;&amp;[.R25]&amp;&quot;f, &quot;&amp;[.S24]&amp;&quot;f, &quot;&amp;[.S25]&amp;&quot;f};&quot;" office:value-type="string" office:string-value="={0.428312124924678f, 0.0567044117258391f, 0.0567044117258391f, 0.277100360322441f};" calcext:value-type="string">
            <text:p>={0.428312124924678f, 0.0567044117258391f, 0.0567044117258391f, 0.277100360322441f};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7"/>
          <table:table-cell office:value-type="string" calcext:value-type="string">
            <text:p>Y_PCA</text:p>
          </table:table-cell>
          <table:table-cell table:number-columns-repeated="3"/>
          <table:table-cell office:value-type="string" calcext:value-type="string">
            <text:p>P_PCA</text:p>
          </table:table-cell>
          <table:table-cell table:number-columns-repeated="2"/>
          <table:table-cell office:value-type="string" calcext:value-type="string">
            <text:p>X – mean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7" table:formula="of:=[.$V29]*[.Y$29]+[.$W29]*[.Y$30]" office:value-type="float" office:value="-1.4142135623731" calcext:value-type="float">
            <text:p>-1.4142135624</text:p>
          </table:table-cell>
          <table:table-cell table:style-name="ce7" table:formula="of:=[.$V29]*[.Z$29]+[.$W29]*[.Z$30]" office:value-type="float" office:value="0.707106781186547" calcext:value-type="float">
            <text:p>0.7071067812</text:p>
          </table:table-cell>
          <table:table-cell table:style-name="ce7" table:formula="of:=[.$V29]*[.AA$29]+[.$W29]*[.AA$30]" office:value-type="float" office:value="0.707106781186547" calcext:value-type="float">
            <text:p>0.7071067812</text:p>
          </table:table-cell>
          <table:table-cell office:value-type="string" calcext:value-type="string">
            <text:p>=</text:p>
          </table:table-cell>
          <table:table-cell table:style-name="ce7" table:formula="of:=[$Sheet1.$R$19]" office:value-type="float" office:value="0.424264068711929" calcext:value-type="float">
            <text:p>0.4242640687</text:p>
          </table:table-cell>
          <table:table-cell table:style-name="ce9" table:formula="of:=[$Sheet1.$S$19]" office:value-type="float" office:value="0.14142135623731" calcext:value-type="float">
            <text:p>0.1414213562</text:p>
          </table:table-cell>
          <table:table-cell office:value-type="string" calcext:value-type="string">
            <text:p>*</text:p>
          </table:table-cell>
          <table:table-cell table:style-name="ce1" table:formula="of:=[$Sheet1.$B$5]" office:value-type="float" office:value="-3" calcext:value-type="float">
            <text:p>-3</text:p>
          </table:table-cell>
          <table:table-cell table:style-name="ce1" table:formula="of:=[$Sheet1.$C$5]" office:value-type="float" office:value="0" calcext:value-type="float">
            <text:p>0</text:p>
          </table:table-cell>
          <table:table-cell table:style-name="ce1" table:formula="of:=[$Sheet1.$D$5]" office:value-type="float" office:value="3" calcext:value-type="float">
            <text:p>3</text:p>
          </table:table-cell>
        </table:table-row>
        <table:table-row table:style-name="ro1">
          <table:table-cell table:number-columns-repeated="17"/>
          <table:table-cell table:style-name="ce7" table:formula="of:=[.$V30]*[.Y$29]+[.$W30]*[.Y$30]" office:value-type="float" office:value="0" calcext:value-type="float">
            <text:p>0</text:p>
          </table:table-cell>
          <table:table-cell table:style-name="ce7" table:formula="of:=[.$V30]*[.Z$29]+[.$W30]*[.Z$30]" office:value-type="float" office:value="1.22474487139159" calcext:value-type="float">
            <text:p>1.2247448714</text:p>
          </table:table-cell>
          <table:table-cell table:style-name="ce7" table:formula="of:=[.$V30]*[.AA$29]+[.$W30]*[.AA$30]" office:value-type="float" office:value="-1.22474487139159" calcext:value-type="float">
            <text:p>-1.2247448714</text:p>
          </table:table-cell>
          <table:table-cell/>
          <table:table-cell table:style-name="ce8" table:formula="of:=[$Sheet1.$R$20]" office:value-type="float" office:value="-0.0816496580927726" calcext:value-type="float">
            <text:p>-0.0816496581</text:p>
          </table:table-cell>
          <table:table-cell table:style-name="ce10" table:formula="of:=[$Sheet1.$S$20]" office:value-type="float" office:value="0.244948974278318" calcext:value-type="float">
            <text:p>0.2449489743</text:p>
          </table:table-cell>
          <table:table-cell/>
          <table:table-cell table:style-name="ce1" table:formula="of:=[$Sheet1.$B$6]" office:value-type="float" office:value="-1" calcext:value-type="float">
            <text:p>-1</text:p>
          </table:table-cell>
          <table:table-cell table:style-name="ce1" table:formula="of:=[$Sheet1.$C$6]" office:value-type="float" office:value="5" calcext:value-type="float">
            <text:p>5</text:p>
          </table:table-cell>
          <table:table-cell table:style-name="ce1" table:formula="of:=[$Sheet1.$D$6]" office:value-type="float" office:value="-4" calcext:value-type="float">
            <text:p>-4</text:p>
          </table:table-cell>
        </table:table-row>
        <table:table-row table:style-name="ro1">
          <table:table-cell table:number-columns-repeated="17"/>
          <table:table-cell table:formula="of:=&quot;={&quot;&amp;[.R29]&amp;&quot;f, &quot;&amp;[.R30]&amp;&quot;f, &quot;&amp;[.S29]&amp;&quot;f, &quot;&amp;[.S30]&amp;&quot;f, &quot;&amp;[.T29]&amp;&quot;f, &quot;&amp;[.T30]&amp;&quot;f};&quot;" office:value-type="string" office:string-value="={-1.4142135623731f, 0f, 0.707106781186547f, 1.22474487139159f, 0.707106781186547f, -1.22474487139159f};" calcext:value-type="string">
            <text:p>={-1.4142135623731f, 0f, 0.707106781186547f, 1.22474487139159f, 0.707106781186547f, -1.22474487139159f};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7"/>
          <table:table-cell office:value-type="string" calcext:value-type="string">
            <text:p>Y_ZCA</text:p>
          </table:table-cell>
          <table:table-cell table:number-columns-repeated="3"/>
          <table:table-cell table:formula="of:=[$Sheet1.$R$23]" office:value-type="string" office:string-value="P_ZCA" calcext:value-type="string">
            <text:p>P_ZCA</text:p>
          </table:table-cell>
          <table:table-cell table:number-columns-repeated="2"/>
          <table:table-cell office:value-type="string" calcext:value-type="string">
            <text:p>X – mean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7" table:formula="of:=[.$V34]*[.Y$29]+[.$W34]*[.Y$30]" office:value-type="float" office:value="-1.34164078649987" calcext:value-type="float">
            <text:p>-1.3416407865</text:p>
          </table:table-cell>
          <table:table-cell table:style-name="ce7" table:formula="of:=[.$V34]*[.Z$29]+[.$W34]*[.Z$30]" office:value-type="float" office:value="0.283522058629195" calcext:value-type="float">
            <text:p>0.2835220586</text:p>
          </table:table-cell>
          <table:table-cell table:style-name="ce7" table:formula="of:=[.$V34]*[.AA$29]+[.$W34]*[.AA$30]" office:value-type="float" office:value="1.05811872787068" calcext:value-type="float">
            <text:p>1.0581187279</text:p>
          </table:table-cell>
          <table:table-cell office:value-type="string" calcext:value-type="string">
            <text:p>*</text:p>
          </table:table-cell>
          <table:table-cell table:style-name="ce7" table:formula="of:=[$Sheet1.$R$24]" office:value-type="float" office:value="0.428312124924678" calcext:value-type="float">
            <text:p>0.4283121249</text:p>
          </table:table-cell>
          <table:table-cell table:style-name="ce9" table:formula="of:=[$Sheet1.$S$24]" office:value-type="float" office:value="0.0567044117258391" calcext:value-type="float">
            <text:p>0.0567044117</text:p>
          </table:table-cell>
          <table:table-cell office:value-type="string" calcext:value-type="string">
            <text:p>*</text:p>
          </table:table-cell>
          <table:table-cell table:style-name="ce1" table:formula="of:=[$Sheet1.$Y$29]" office:value-type="float" office:value="-3" calcext:value-type="float">
            <text:p>-3</text:p>
          </table:table-cell>
          <table:table-cell table:style-name="ce1" table:formula="of:=[$Sheet1.$Z$29]" office:value-type="float" office:value="0" calcext:value-type="float">
            <text:p>0</text:p>
          </table:table-cell>
          <table:table-cell table:style-name="ce1" table:formula="of:=[$Sheet1.$AA$29]" office:value-type="float" office:value="3" calcext:value-type="float">
            <text:p>3</text:p>
          </table:table-cell>
        </table:table-row>
        <table:table-row table:style-name="ro1">
          <table:table-cell table:number-columns-repeated="17"/>
          <table:table-cell table:style-name="ce7" table:formula="of:=[.$V35]*[.Y$29]+[.$W35]*[.Y$30]" office:value-type="float" office:value="-0.447213595499958" calcext:value-type="float">
            <text:p>-0.4472135955</text:p>
          </table:table-cell>
          <table:table-cell table:style-name="ce7" table:formula="of:=[.$V35]*[.Z$29]+[.$W35]*[.Z$30]" office:value-type="float" office:value="1.3855018016122" calcext:value-type="float">
            <text:p>1.3855018016</text:p>
          </table:table-cell>
          <table:table-cell table:style-name="ce7" table:formula="of:=[.$V35]*[.AA$29]+[.$W35]*[.AA$30]" office:value-type="float" office:value="-0.938288206112246" calcext:value-type="float">
            <text:p>-0.9382882061</text:p>
          </table:table-cell>
          <table:table-cell/>
          <table:table-cell table:style-name="ce8" table:formula="of:=[$Sheet1.$R$25]" office:value-type="float" office:value="0.0567044117258391" calcext:value-type="float">
            <text:p>0.0567044117</text:p>
          </table:table-cell>
          <table:table-cell table:style-name="ce10" table:formula="of:=[$Sheet1.$S$25]" office:value-type="float" office:value="0.277100360322441" calcext:value-type="float">
            <text:p>0.2771003603</text:p>
          </table:table-cell>
          <table:table-cell/>
          <table:table-cell table:style-name="ce1" table:formula="of:=[$Sheet1.$Y$30]" office:value-type="float" office:value="-1" calcext:value-type="float">
            <text:p>-1</text:p>
          </table:table-cell>
          <table:table-cell table:style-name="ce1" table:formula="of:=[$Sheet1.$Z$30]" office:value-type="float" office:value="5" calcext:value-type="float">
            <text:p>5</text:p>
          </table:table-cell>
          <table:table-cell table:style-name="ce1" table:formula="of:=[$Sheet1.$AA$30]" office:value-type="float" office:value="-4" calcext:value-type="float">
            <text:p>-4</text:p>
          </table:table-cell>
        </table:table-row>
        <table:table-row table:style-name="ro1">
          <table:table-cell table:number-columns-repeated="17"/>
          <table:table-cell table:formula="of:=&quot;={&quot;&amp;[.R34]&amp;&quot;f, &quot;&amp;[.R35]&amp;&quot;f, &quot;&amp;[.S34]&amp;&quot;f, &quot;&amp;[.S35]&amp;&quot;f, &quot;&amp;[.T34]&amp;&quot;f, &quot;&amp;[.T35]&amp;&quot;f};&quot;" office:value-type="string" office:string-value="={-1.34164078649987f, -0.447213595499958f, 0.283522058629195f, 1.3855018016122f, 1.05811872787068f, -0.938288206112246f};" calcext:value-type="string">
            <text:p>={-1.34164078649987f, -0.447213595499958f, 0.283522058629195f, 1.3855018016122f, 1.05811872787068f, -0.938288206112246f};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00/00/00</text:date>, <text:time style:data-style-name="N2" text:time-value="03:39:02.32643689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03:39:03.715970083</meta:creation-date>
    <meta:editing-duration>PT1H16M31S</meta:editing-duration>
    <meta:editing-cycles>6</meta:editing-cycles>
    <meta:generator>LibreOffice/4.2.8.2$Linux_X86_64 LibreOffice_project/420m0$Build-2</meta:generator>
    <dc:date>2017-01-29T05:10:56.351543156</dc:date>
    <meta:document-statistic meta:table-count="1" meta:cell-count="1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799cm" svg:height="7.584cm" xlink:href=".." xlink:type="simple" chart:class="chart:scatter" chart:style-name="ch1">
        <chart:title svg:x="3.048cm" svg:y="0.287cm" chart:style-name="ch2">
          <text:p>X-mean</text:p>
        </chart:title>
        <chart:legend chart:legend-position="end" svg:x="6.335cm" svg:y="3.493cm" style:legend-expansion="high" chart:style-name="ch3"/>
        <chart:plot-area chart:style-name="ch4" table:cell-range-address="Sheet1.B5:Sheet1.D6" svg:x="0.155cm" svg:y="1.243cm" svg:width="6.025cm" svg:height="6.19cm">
          <chartooo:coordinate-region svg:x="0.301cm" svg:y="1.442cm" svg:width="5.785cm" svg:height="5.79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D6" chart:class="chart:scatter">
            <chart:domain table:cell-range-address="Sheet1.B5:Sheet1.D5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行 5</text:p>
                <draw:g>
                  <svg:desc/>
                </draw:g>
              </table:table-cell>
              <table:table-cell office:value-type="float" office:value="-3">
                <text:p>-3</text:p>
                <draw:g>
                  <svg:desc>Sheet1.B5:Sheet1.D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行 6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Sheet1.B6:Sheet1.D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445cm" svg:height="5.513cm" xlink:href=".." xlink:type="simple" chart:class="chart:scatter" chart:style-name="ch1">
        <chart:title svg:x="2.924cm" svg:y="0.246cm" chart:style-name="ch2">
          <text:p>Y_PCA</text:p>
        </chart:title>
        <chart:legend chart:legend-position="end" svg:x="5.796cm" svg:y="2.457cm" style:legend-expansion="high" chart:style-name="ch3"/>
        <chart:plot-area chart:style-name="ch4" table:cell-range-address="Sheet1.R29:Sheet1.T30" svg:x="0.148cm" svg:y="1.161cm" svg:width="5.5cm" svg:height="4.242cm">
          <chartooo:coordinate-region svg:x="0.294cm" svg:y="1.36cm" svg:width="5.26cm" svg:height="3.84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R30:Sheet1.T30" chart:class="chart:scatter">
            <chart:domain table:cell-range-address="Sheet1.R29:Sheet1.T29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行 29</text:p>
                <draw:g>
                  <svg:desc/>
                </draw:g>
              </table:table-cell>
              <table:table-cell office:value-type="float" office:value="-1.4142135623731">
                <text:p>-1.4142135623731</text:p>
                <draw:g>
                  <svg:desc>Sheet1.R29:Sheet1.T29</svg:desc>
                </draw:g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行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R30:Sheet1.T30</svg:desc>
                </draw:g>
              </table:table-cell>
              <table:table-cell office:value-type="float" office:value="1.22474487139159">
                <text:p>1.22474487139159</text:p>
              </table:table-cell>
              <table:table-cell office:value-type="float" office:value="-1.22474487139159">
                <text:p>-1.224744871391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485cm" svg:height="6.662cm" xlink:href=".." xlink:type="simple" chart:class="chart:scatter" chart:style-name="ch1">
        <chart:title svg:x="2.958cm" svg:y="0.269cm" chart:style-name="ch2">
          <text:p>Y_ZCA</text:p>
        </chart:title>
        <chart:legend chart:legend-position="end" svg:x="5.836cm" svg:y="3.032cm" style:legend-expansion="high" chart:style-name="ch3"/>
        <chart:plot-area chart:style-name="ch4" table:cell-range-address="Sheet1.R34:Sheet1.T35" svg:x="0.149cm" svg:y="1.207cm" svg:width="5.538cm" svg:height="5.322cm">
          <chartooo:coordinate-region svg:x="0.441cm" svg:y="1.406cm" svg:width="5.006cm" svg:height="4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R35:Sheet1.T35" chart:class="chart:scatter">
            <chart:domain table:cell-range-address="Sheet1.R34:Sheet1.T34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行 34</text:p>
                <draw:g>
                  <svg:desc/>
                </draw:g>
              </table:table-cell>
              <table:table-cell office:value-type="float" office:value="-1.34164078649987">
                <text:p>-1.34164078649987</text:p>
                <draw:g>
                  <svg:desc>Sheet1.R34:Sheet1.T34</svg:desc>
                </draw:g>
              </table:table-cell>
              <table:table-cell office:value-type="float" office:value="0.283522058629195">
                <text:p>0.283522058629195</text:p>
              </table:table-cell>
              <table:table-cell office:value-type="float" office:value="1.05811872787068">
                <text:p>1.05811872787068</text:p>
              </table:table-cell>
            </table:table-row>
            <table:table-row>
              <table:table-cell office:value-type="string">
                <text:p>行 35</text:p>
                <draw:g>
                  <svg:desc/>
                </draw:g>
              </table:table-cell>
              <table:table-cell office:value-type="float" office:value="-0.447213595499958">
                <text:p>-0.447213595499958</text:p>
                <draw:g>
                  <svg:desc>Sheet1.R35:Sheet1.T35</svg:desc>
                </draw:g>
              </table:table-cell>
              <table:table-cell office:value-type="float" office:value="1.3855018016122">
                <text:p>1.3855018016122</text:p>
              </table:table-cell>
              <table:table-cell office:value-type="float" office:value="-0.938288206112246">
                <text:p>-0.9382882061122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